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045a7f" officeooo:paragraph-rsid="00045a7f"/>
    </style:style>
    <style:style style:name="P2" style:family="paragraph" style:parent-style-name="Title">
      <style:text-properties officeooo:rsid="00045a7f" officeooo:paragraph-rsid="00045a7f"/>
    </style:style>
    <style:style style:name="P3" style:family="paragraph" style:parent-style-name="Text_20_body">
      <style:text-properties officeooo:rsid="00045a7f" officeooo:paragraph-rsid="00045a7f"/>
    </style:style>
    <style:style style:name="P4" style:family="paragraph" style:parent-style-name="Text_20_body">
      <style:text-properties officeooo:rsid="0007e9d9" officeooo:paragraph-rsid="0007e9d9"/>
    </style:style>
    <style:style style:name="P5" style:family="paragraph" style:parent-style-name="Heading_20_1">
      <style:text-properties officeooo:rsid="00045a7f" officeooo:paragraph-rsid="00045a7f"/>
    </style:style>
    <style:style style:name="P6" style:family="paragraph" style:parent-style-name="Heading_20_1">
      <style:text-properties officeooo:rsid="00076f92" officeooo:paragraph-rsid="00076f92"/>
    </style:style>
    <style:style style:name="P7" style:family="paragraph" style:parent-style-name="Text_20_body" style:list-style-name="L1">
      <style:text-properties officeooo:rsid="00045a7f" officeooo:paragraph-rsid="00045a7f"/>
    </style:style>
    <style:style style:name="P8" style:family="paragraph" style:parent-style-name="Text_20_body" style:list-style-name="L1">
      <style:text-properties officeooo:rsid="000612e3" officeooo:paragraph-rsid="000612e3"/>
    </style:style>
    <style:style style:name="P9" style:family="paragraph" style:parent-style-name="Text_20_body" style:list-style-name="L1">
      <style:text-properties officeooo:rsid="00076f92" officeooo:paragraph-rsid="00076f92"/>
    </style:style>
    <style:style style:name="P10" style:family="paragraph" style:parent-style-name="Text_20_body">
      <style:text-properties officeooo:rsid="000a6fc1" officeooo:paragraph-rsid="000a6fc1"/>
    </style:style>
    <style:style style:name="P11" style:family="paragraph" style:parent-style-name="Heading_20_2">
      <style:text-properties officeooo:rsid="000d13e2" officeooo:paragraph-rsid="000d13e2"/>
    </style:style>
    <style:style style:name="T1" style:family="text">
      <style:text-properties officeooo:rsid="000612e3"/>
    </style:style>
    <style:style style:name="T2" style:family="text">
      <style:text-properties officeooo:rsid="00076f92"/>
    </style:style>
    <style:style style:name="T3" style:family="text">
      <style:text-properties officeooo:rsid="0007fe96"/>
    </style:style>
    <style:style style:name="T4" style:family="text">
      <style:text-properties officeooo:rsid="000b233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b1 Practical Report</text:p>
      <text:h text:style-name="Heading_20_1" text:outline-level="1">Usage </text:h>
      <text:p text:style-name="P3">Javascript and CSS must be enabled. All testing was done using Google Chrome. There is a working copy of my practical at the address js395.host.cs.st-andrews.ac.uk/shopfront/shopfront.php</text:p>
      <text:p text:style-name="P3">To setup my submission, save it to a location accessible via the internet and “/shopfront/shopfront.php” to the address in a internet browser.</text:p>
      <text:h text:style-name="P5" text:outline-level="1">Summary</text:h>
      <text:p text:style-name="P3">My Web1 practical has completed all the basic requirements. </text:p>
      <text:list xml:id="list2358670383" text:style-name="L1">
        <text:list-item>
          <text:p text:style-name="P7">It dynamically calculates and displays:</text:p>
          <text:list>
            <text:list-item>
              <text:p text:style-name="P7">Sub-total</text:p>
            </text:list-item>
            <text:list-item>
              <text:p text:style-name="P7">Delivery Charge</text:p>
            </text:list-item>
            <text:list-item>
              <text:p text:style-name="P7">VAT</text:p>
            </text:list-item>
          </text:list>
        </text:list-item>
        <text:list-item>
          <text:p text:style-name="P7">At the <text:span text:style-name="T2">server</text:span>-side <text:span text:style-name="T1">it validates the form data(according to the specifications) and informing the user if there is an invalid input.</text:span></text:p>
        </text:list-item>
        <text:list-item>
          <text:p text:style-name="P8">Creates a pop-up confirmation box for the user before they submit the form containing their credit card and order information.</text:p>
        </text:list-item>
        <text:list-item>
          <text:p text:style-name="P9">Extension: I added validation checks to the client-side that dynamically display when an input is invalid or valid and gives the guidelines for a valid input.</text:p>
        </text:list-item>
        <text:list-item>
          <text:p text:style-name="P9">Extension: I improved the layout of the document by hiding the form taking in credit card information until the user presses a button.</text:p>
        </text:list-item>
        <text:list-item>
          <text:p text:style-name="P9">Extension: In this report I discussed security and privacy concerns with this application.</text:p>
        </text:list-item>
      </text:list>
      <text:h text:style-name="P6" text:outline-level="1">Design</text:h>
      <text:p text:style-name="P4">I chose to have the functions that updated the various totals, be called from the updateLineCost function because every time a quantity changed, naturally the totals would change.</text:p>
      <text:p text:style-name="P4">When validating at the server side, I chose to create a new HTML page <text:span text:style-name="T3">because that was the simplest way of informing the user of invalid input. I did consider creating a pop-up box before redirecting the user back to the shopfront page, however this would have required using an echo command to mimic Javascript. I felt that his would be unnecessarily complicated.</text:span></text:p>
      <text:p text:style-name="P10">I made 2 sets of validation checks on the client-side. First I used the ‘pattern’ and ‘required’ attributes so that the user <text:span text:style-name="T4">would have</text:span> to enter their personal information in <text:span text:style-name="T4">order to continue. I also made javascript that would highlight invalid input and display requirements in order to make it </text:span><text:soft-page-break/><text:span text:style-name="T4">easier for the user to determine exactly which inputs were invalid and how they might change them to make them valid. This would also reduce load on the network as fewer forms would be sent.</text:span></text:p>
      <text:h text:style-name="P11" text:outline-level="2">Security and Privacy </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5a7f" officeooo:paragraph-rsid="00045a7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800012798<text:tab/>CS2003<text:tab/>31/1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12:13:05.042705150</meta:creation-date>
    <dc:date>2018-10-31T16:13:58.821000000</dc:date>
    <meta:editing-duration>PT9M11S</meta:editing-duration>
    <meta:editing-cycles>4</meta:editing-cycles>
    <meta:generator>LibreOffice/6.1.2.1$Windows_X86_64 LibreOffice_project/65905a128db06ba48db947242809d14d3f9a93fe</meta:generator>
    <meta:document-statistic meta:table-count="0" meta:image-count="0" meta:object-count="0" meta:page-count="2" meta:paragraph-count="21" meta:word-count="365" meta:character-count="2220" meta:non-whitespace-character-count="1882"/>
  </office:meta>
</office:document-meta>
</file>